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afické rozhraní Plantlore</text:h>
      <text:p text:style-name="Text_20_body">Dlouho jsme se rozhodovali, jaým způsobem navrhneme a budeme programovat uživatelské rozhraní Plantlore. </text:p>
      <text:h text:style-name="Heading_20_2" text:outline-level="2">Matisse</text:h>
      <text:p text:style-name="Text_20_body">Nejprve jsme GUI začali vytvářet ručně jen ve Swingu většinou za pomoci GridBagLayoutu. To se ale ukázalo jako v podstatě téměř neúnosné pro dialogy té složitosti, které v Plantlore existují. Alternativou byl návrh GUI za pomoci editoru Matisse zabudovaném ve vývojovém prostředí Netbeans 5.0. Od toho nás odrazovala hlavně zanesená závislost na prostředí Netbeans. Nicméně výhody editoru Matisse <text:s/>brzy převážily a postupně jsme celé, už hotové, grafické rozhraní pomocí něho přepsali a nové dialogy už vytvářeli už pouze v něm. Tento krok se nám velmi vyplatil například u dialogů pro zadávání, editaci a hledání v nálezech, které byly často upravovány podle požadavků botaniků. Přechod na Matisse byl také výrazně usnadněný díky použití arichitektury <text:s/>MVC, pro kterou jsme se rozhodli hned na začátku vývoje Plantlore. Bylo tedy potřeba přetvořit pouze pohledy(*View.java) a znovu je navázat na příslušné modely a kontrolery(*Ctrl.java). </text:p>
      <text:h text:style-name="Heading_20_2" text:outline-level="2">Swing</text:h>
      <text:p text:style-name="Text_20_body">Různé potíže jsme museli překonat i při používání samotného Swingu. Plantlore často musí vykonávat různé databázové operace, které mohou trvat potenciálně velmi dlouho. Proto není možné provádět všechny výpočty pouze v jednom vlákně. Jinak by okna Plantlore zamrzala, nepřekreslovala se, což <text:s/>by pro uživatele mohlo být velmi matoucí.</text:p>
      <text:h text:style-name="Heading_20_3" text:outline-level="3">Vlákna a modální progress bary</text:h>
      <text:p text:style-name="Text_20_body">Tento problém jsme vyřešili použitím více vláken. Zprvu jsme vlákna vytvářeli nejednotně, každý ve své komponentě. To ale bylo nepřehledné, proto se zavedla třída Task, která usnadňuje a sjednocuje provádění dlouhých výpočtů v novém vlákně. Spolu s třídou Task byl s problémy naprogramován i modální, blokující progress bar. Ten dlouho fungoval poměrně dobře, ale jak se Plantlore stala ještě složitější projevily se dva nové problémy. Modální progress bar, protože je blokující, neumožňuje za svého chodu zobrazení dalšího modálního blokujícího progress baru. To následně může vést k deadlocku, který se začal objevovat. To souvisí s druhým problémem. Pokud by byl uživatel netrpělivý (nebo měl pomalý počítač) a rychle vyvolával různé příkazy používající Task, tak by se dané úlohy prováděly najednou v nových vláknech. To mohlo vést k dalším konfliktům. Z tohoto důvodu byla vymyšlna třída Dispatcher, která jednotlivé Tasky synchronizuje a neumožní souběžný běh dvou nebo více Tasků.</text:p>
      <text:h text:style-name="Heading_20_3" text:outline-level="3">„Single thread“ podmínka</text:h>
      <text:p text:style-name="Text_20_body">Pro úplné vyřešení problému s deadlocky bylo nutné také provést revizi kódu a zajistit, že je dodržena takzvana single thread podmínka Swingu. Ta říká, že k deadlocku Event Dispatch vlákna nedojde, pokud je ke komponentám Swingu přistupováno vždy pouze z Event Dispatch vlákna (a ne z uživatelských vlá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10T21:27:25</meta:creation-date>
    <dc:date>2006-09-10T22:38:06</dc:date>
    <dc:language>cs-CZ</dc:language>
    <meta:editing-cycles>11</meta:editing-cycles>
    <meta:editing-duration>PT1H5M31S</meta:editing-duration>
    <meta:user-defined meta:name="Info 1"/>
    <meta:user-defined meta:name="Info 2"/>
    <meta:user-defined meta:name="Info 3"/>
    <meta:user-defined meta:name="Info 4"/>
    <meta:document-statistic meta:table-count="0" meta:image-count="0" meta:object-count="0" meta:page-count="1" meta:paragraph-count="10" meta:word-count="410" meta:character-count="2766"/>
  </office:meta>
</office:document-meta>
</file>